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199">
            <text:p>T-1199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4000.0">
            <text:p>4000.0</text:p>
          </table:table-cell>
          <table:table-cell office:value-type="float" office:value="800.0">
            <text:p>8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.95">
            <text:p>5.9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Poz-110093">
            <text:p>Poz-110093</text:p>
          </table:table-cell>
          <table:table-cell office:value-type="float" office:value="68.1587">
            <text:p>68.1587</text:p>
          </table:table-cell>
          <table:table-cell office:value-type="float" office:value="13.74">
            <text:p>13.74</text:p>
          </table:table-cell>
          <table:table-cell office:value-type="float" office:value="7020.0">
            <text:p>7020.0</text:p>
          </table:table-cell>
          <table:table-cell office:value-type="float" office:value="40.0">
            <text:p>40.0</text:p>
          </table:table-cell>
          <table:table-cell office:value-type="string" office:value="alnus betula leaf fragments">
            <text:p>alnus betula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48">
            <text:p>6.48</text:p>
          </table:table-cell>
          <table:table-cell office:value-type="float" office:value="1.43">
            <text:p>1.43</text:p>
          </table:table-cell>
          <table:table-cell office:value-type="float" office:value="1.4273384891396919">
            <text:p>1.4273384891396919</text:p>
          </table:table-cell>
          <table:table-cell office:value-type="string" office:value="Midtun2019,CreelEtal2022">
            <text:p>Midtun2019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Poz-110136">
            <text:p>Poz-110136</text:p>
          </table:table-cell>
          <table:table-cell office:value-type="float" office:value="68.1587">
            <text:p>68.1587</text:p>
          </table:table-cell>
          <table:table-cell office:value-type="float" office:value="13.74">
            <text:p>13.74</text:p>
          </table:table-cell>
          <table:table-cell office:value-type="float" office:value="4835.0">
            <text:p>4835.0</text:p>
          </table:table-cell>
          <table:table-cell office:value-type="float" office:value="41.0">
            <text:p>41.0</text:p>
          </table:table-cell>
          <table:table-cell office:value-type="string" office:value="alnus betula leaf fragments">
            <text:p>alnus betula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48">
            <text:p>6.48</text:p>
          </table:table-cell>
          <table:table-cell office:value-type="float" office:value="1.43">
            <text:p>1.43</text:p>
          </table:table-cell>
          <table:table-cell office:value-type="float" office:value="1.4273384891396919">
            <text:p>1.4273384891396919</text:p>
          </table:table-cell>
          <table:table-cell office:value-type="string" office:value="Midtun2019,CreelEtal2022">
            <text:p>Midtun2019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200">
            <text:p>T-1200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2060.0">
            <text:p>206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45">
            <text:p>6.4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OS-67690">
            <text:p>OS-67690</text:p>
          </table:table-cell>
          <table:table-cell office:value-type="float" office:value="68.29633333333334">
            <text:p>68.29633333333334</text:p>
          </table:table-cell>
          <table:table-cell office:value-type="float" office:value="13.656333333333333">
            <text:p>13.656333333333333</text:p>
          </table:table-cell>
          <table:table-cell office:value-type="float" office:value="5260.0">
            <text:p>5260.0</text:p>
          </table:table-cell>
          <table:table-cell office:value-type="float" office:value="35.0">
            <text:p>35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19">
            <text:p>3.19</text:p>
          </table:table-cell>
          <table:table-cell office:value-type="float" office:value="3.1923595096862414">
            <text:p>3.1923595096862414</text:p>
          </table:table-cell>
          <table:table-cell office:value-type="string" office:value="BalascioEtal2011,CreelEtal2022">
            <text:p>BalascioEtal2011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4731">
            <text:p>T-4731</text:p>
          </table:table-cell>
          <table:table-cell office:value-type="float" office:value="68.0994">
            <text:p>68.0994</text:p>
          </table:table-cell>
          <table:table-cell office:value-type="float" office:value="13.65">
            <text:p>13.65</text:p>
          </table:table-cell>
          <table:table-cell office:value-type="float" office:value="8040.0">
            <text:p>8040.0</text:p>
          </table:table-cell>
          <table:table-cell office:value-type="float" office:value="180.0">
            <text:p>180.0</text:p>
          </table:table-cell>
          <table:table-cell office:value-type="string" office:value="Betula">
            <text:p>Betul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02">
            <text:p>-1.02</text:p>
          </table:table-cell>
          <table:table-cell office:value-type="float" office:value="2.32">
            <text:p>2.32</text:p>
          </table:table-cell>
          <table:table-cell office:value-type="float" office:value="2.3249774038210558">
            <text:p>2.3249774038210558</text:p>
          </table:table-cell>
          <table:table-cell office:value-type="string" office:value="Moller1984,CreelEtal2022">
            <text:p>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OS-67681">
            <text:p>OS-67681</text:p>
          </table:table-cell>
          <table:table-cell office:value-type="float" office:value="68.29633333333334">
            <text:p>68.29633333333334</text:p>
          </table:table-cell>
          <table:table-cell office:value-type="float" office:value="13.656333333333333">
            <text:p>13.656333333333333</text:p>
          </table:table-cell>
          <table:table-cell office:value-type="float" office:value="3610.0">
            <text:p>3610.0</text:p>
          </table:table-cell>
          <table:table-cell office:value-type="float" office:value="35.0">
            <text:p>35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2">
            <text:p>4.02</text:p>
          </table:table-cell>
          <table:table-cell office:value-type="float" office:value="3.04">
            <text:p>3.04</text:p>
          </table:table-cell>
          <table:table-cell office:value-type="float" office:value="3.0373592764939326">
            <text:p>3.0373592764939326</text:p>
          </table:table-cell>
          <table:table-cell office:value-type="string" office:value="BalascioEtal2011,CreelEtal2022">
            <text:p>BalascioEtal2011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5391">
            <text:p>T-5391</text:p>
          </table:table-cell>
          <table:table-cell office:value-type="float" office:value="68.1073798835718">
            <text:p>68.1073798835718</text:p>
          </table:table-cell>
          <table:table-cell office:value-type="float" office:value="13.297039376206">
            <text:p>13.297039376206</text:p>
          </table:table-cell>
          <table:table-cell office:value-type="float" office:value="2110.0">
            <text:p>211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22">
            <text:p>3.22</text:p>
          </table:table-cell>
          <table:table-cell office:value-type="float" office:value="1.22">
            <text:p>1.22</text:p>
          </table:table-cell>
          <table:table-cell office:value-type="float" office:value="1.2235342510521352">
            <text:p>1.2235342510521352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018">
            <text:p>T-1018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5080.0">
            <text:p>5080.0</text:p>
          </table:table-cell>
          <table:table-cell office:value-type="float" office:value="90.0">
            <text:p>9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.05">
            <text:p>6.0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4195">
            <text:p>T-4195</text:p>
          </table:table-cell>
          <table:table-cell office:value-type="float" office:value="68.152">
            <text:p>68.152</text:p>
          </table:table-cell>
          <table:table-cell office:value-type="float" office:value="13.63">
            <text:p>13.63</text:p>
          </table:table-cell>
          <table:table-cell office:value-type="float" office:value="5890.0">
            <text:p>5890.0</text:p>
          </table:table-cell>
          <table:table-cell office:value-type="float" office:value="100.0">
            <text:p>100.0</text:p>
          </table:table-cell>
          <table:table-cell office:value-type="string" office:value="ostrea edulis">
            <text:p>ostrea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.74">
            <text:p>6.74</text:p>
          </table:table-cell>
          <table:table-cell office:value-type="float" office:value="1.2">
            <text:p>1.2</text:p>
          </table:table-cell>
          <table:table-cell office:value-type="float" office:value="1.2034733597753215">
            <text:p>1.2034733597753215</text:p>
          </table:table-cell>
          <table:table-cell office:value-type="string" office:value="Moller1984,CreelEtal2022">
            <text:p>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017">
            <text:p>T-1017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4910.0">
            <text:p>491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.25">
            <text:p>6.2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014">
            <text:p>T-1014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5250.0">
            <text:p>5250.0</text:p>
          </table:table-cell>
          <table:table-cell office:value-type="float" office:value="80.0">
            <text:p>80.0</text:p>
          </table:table-cell>
          <table:table-cell office:value-type="string" office:value="refuse">
            <text:p>refus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15">
            <text:p>6.1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OS-67689">
            <text:p>OS-67689</text:p>
          </table:table-cell>
          <table:table-cell office:value-type="float" office:value="68.29633333333334">
            <text:p>68.29633333333334</text:p>
          </table:table-cell>
          <table:table-cell office:value-type="float" office:value="13.656333333333333">
            <text:p>13.656333333333333</text:p>
          </table:table-cell>
          <table:table-cell office:value-type="float" office:value="1760.0">
            <text:p>1760.0</text:p>
          </table:table-cell>
          <table:table-cell office:value-type="float" office:value="30.0">
            <text:p>3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2">
            <text:p>4.02</text:p>
          </table:table-cell>
          <table:table-cell office:value-type="float" office:value="3.04">
            <text:p>3.04</text:p>
          </table:table-cell>
          <table:table-cell office:value-type="float" office:value="3.0373592764939326">
            <text:p>3.0373592764939326</text:p>
          </table:table-cell>
          <table:table-cell office:value-type="string" office:value="BalascioEtal2011,CreelEtal2022">
            <text:p>BalascioEtal2011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013">
            <text:p>T-1013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2330.0">
            <text:p>233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35">
            <text:p>6.3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5400">
            <text:p>T-5400</text:p>
          </table:table-cell>
          <table:table-cell office:value-type="float" office:value="68.0994">
            <text:p>68.0994</text:p>
          </table:table-cell>
          <table:table-cell office:value-type="float" office:value="13.65">
            <text:p>13.65</text:p>
          </table:table-cell>
          <table:table-cell office:value-type="float" office:value="9060.0">
            <text:p>9060.0</text:p>
          </table:table-cell>
          <table:table-cell office:value-type="float" office:value="140.0">
            <text:p>1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2.38">
            <text:p>2.38</text:p>
          </table:table-cell>
          <table:table-cell office:value-type="float" office:value="2.3781337069808535">
            <text:p>2.3781337069808535</text:p>
          </table:table-cell>
          <table:table-cell office:value-type="string" office:value="VorrenMoe1986,CreelEtal2022">
            <text:p>VorrenMoe1986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Beta-241113">
            <text:p>Beta-241113</text:p>
          </table:table-cell>
          <table:table-cell office:value-type="float" office:value="68.29633333333334">
            <text:p>68.29633333333334</text:p>
          </table:table-cell>
          <table:table-cell office:value-type="float" office:value="13.656333333333333">
            <text:p>13.656333333333333</text:p>
          </table:table-cell>
          <table:table-cell office:value-type="float" office:value="4550.0">
            <text:p>4550.0</text:p>
          </table:table-cell>
          <table:table-cell office:value-type="float" office:value="40.0">
            <text:p>4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19">
            <text:p>3.19</text:p>
          </table:table-cell>
          <table:table-cell office:value-type="float" office:value="3.1923595096862414">
            <text:p>3.1923595096862414</text:p>
          </table:table-cell>
          <table:table-cell office:value-type="string" office:value="BalascioEtal2011,CreelEtal2022">
            <text:p>BalascioEtal2011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016">
            <text:p>T-1016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2460.0">
            <text:p>246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15">
            <text:p>6.1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5399">
            <text:p>T-5399</text:p>
          </table:table-cell>
          <table:table-cell office:value-type="float" office:value="68.0994">
            <text:p>68.0994</text:p>
          </table:table-cell>
          <table:table-cell office:value-type="float" office:value="13.65">
            <text:p>13.65</text:p>
          </table:table-cell>
          <table:table-cell office:value-type="float" office:value="8010.0">
            <text:p>801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2.38">
            <text:p>2.38</text:p>
          </table:table-cell>
          <table:table-cell office:value-type="float" office:value="2.3781337069808535">
            <text:p>2.3781337069808535</text:p>
          </table:table-cell>
          <table:table-cell office:value-type="string" office:value="VorrenMoe1986,CreelEtal2022">
            <text:p>VorrenMoe1986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Beta-241115">
            <text:p>Beta-241115</text:p>
          </table:table-cell>
          <table:table-cell office:value-type="float" office:value="68.29633333333334">
            <text:p>68.29633333333334</text:p>
          </table:table-cell>
          <table:table-cell office:value-type="float" office:value="13.656333333333333">
            <text:p>13.656333333333333</text:p>
          </table:table-cell>
          <table:table-cell office:value-type="float" office:value="7350.0">
            <text:p>735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3.04">
            <text:p>3.04</text:p>
          </table:table-cell>
          <table:table-cell office:value-type="float" office:value="3.0373592764939326">
            <text:p>3.0373592764939326</text:p>
          </table:table-cell>
          <table:table-cell office:value-type="string" office:value="BalascioEtal2011,CreelEtal2022">
            <text:p>BalascioEtal2011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5392">
            <text:p>T-5392</text:p>
          </table:table-cell>
          <table:table-cell office:value-type="float" office:value="68.1073798835718">
            <text:p>68.1073798835718</text:p>
          </table:table-cell>
          <table:table-cell office:value-type="float" office:value="13.297039376206">
            <text:p>13.297039376206</text:p>
          </table:table-cell>
          <table:table-cell office:value-type="float" office:value="2390.0">
            <text:p>239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22">
            <text:p>3.22</text:p>
          </table:table-cell>
          <table:table-cell office:value-type="float" office:value="1.22">
            <text:p>1.22</text:p>
          </table:table-cell>
          <table:table-cell office:value-type="float" office:value="1.2235342510521352">
            <text:p>1.2235342510521352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4732A">
            <text:p>T-4732A</text:p>
          </table:table-cell>
          <table:table-cell office:value-type="float" office:value="68.0994">
            <text:p>68.0994</text:p>
          </table:table-cell>
          <table:table-cell office:value-type="float" office:value="13.65">
            <text:p>13.65</text:p>
          </table:table-cell>
          <table:table-cell office:value-type="float" office:value="8350.0">
            <text:p>835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6">
            <text:p>-3.36</text:p>
          </table:table-cell>
          <table:table-cell office:value-type="float" office:value="1.9">
            <text:p>1.9</text:p>
          </table:table-cell>
          <table:table-cell office:value-type="float" office:value="1.9016067155606067">
            <text:p>1.9016067155606067</text:p>
          </table:table-cell>
          <table:table-cell office:value-type="string" office:value="Moller1984,VorrenMoe1986,CreelEtal2022">
            <text:p>Moller1984,VorrenMoe1986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198">
            <text:p>T-1198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4740.0">
            <text:p>4740.0</text:p>
          </table:table-cell>
          <table:table-cell office:value-type="float" office:value="140.0">
            <text:p>1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35">
            <text:p>6.3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